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fill-color="#94bd5e" draw:textarea-horizontal-align="justify" draw:textarea-vertical-align="middle" draw:auto-grow-height="false" draw:shadow-offset-x="0.305cm" draw:shadow-offset-y="0.305cm"/>
    </style:style>
    <style:style style:name="gr3" style:family="graphic" style:parent-style-name="standard">
      <style:graphic-properties draw:fill="solid" draw:fill-color="#f9c14d" draw:textarea-horizontal-align="justify" draw:textarea-vertical-align="middle" draw:auto-grow-height="false" draw:shadow-offset-x="0.305cm" draw:shadow-offset-y="0.305cm"/>
    </style:style>
    <style:style style:name="gr4" style:family="graphic" style:parent-style-name="standard">
      <style:graphic-properties draw:marker-end="Arrow" draw:marker-end-width="0.3cm" draw:fill-color="#94bd5e" draw:fill-image-width="0cm" draw:fill-image-height="0cm" draw:textarea-horizontal-align="center" draw:textarea-vertical-align="middle" draw:shadow="hidden"/>
    </style:style>
    <style:style style:name="gr5" style:family="graphic" style:parent-style-name="standard">
      <style:graphic-properties svg:stroke-width="0cm" draw:marker-start-width="0.305cm" draw:marker-end-width="0.305cm" draw:fill="gradient" draw:fill-color="#e6e6e6" draw:fill-gradient-name="Gradient_20_8" draw:fill-image-width="0cm" draw:fill-image-height="0cm" draw:textarea-horizontal-align="justify" draw:textarea-vertical-align="middle" draw:auto-grow-height="false" fo:padding-top="0.126cm" fo:padding-bottom="0.126cm" fo:padding-left="0.251cm" fo:padding-right="0.251cm" draw:shadow="hidden"/>
    </style:style>
    <style:style style:name="gr6" style:family="graphic">
      <style:graphic-properties style:protect="size"/>
    </style:style>
    <style:style style:name="pr1" style:family="presentation" style:parent-style-name="harmaa2-notes">
      <style:graphic-properties draw:fill-color="#ffffff" draw:auto-grow-height="true" fo:min-height="13.365cm"/>
    </style:style>
    <style:style style:name="P1" style:family="paragraph">
      <style:paragraph-properties fo:text-align="center"/>
      <style:text-properties fo:color="#333333" fo:font-family="'Arial Black'" style:font-pitch="variable" fo:font-size="18pt"/>
    </style:style>
    <style:style style:name="P2" style:family="paragraph">
      <style:paragraph-properties fo:text-align="center"/>
      <style:text-properties fo:font-family="'Arial Black'" style:font-pitch="variable" fo:font-size="18pt"/>
    </style:style>
    <style:style style:name="P3" style:family="paragraph">
      <style:paragraph-properties fo:text-align="center"/>
      <style:text-properties fo:color="#000000" fo:font-family="'Arial Black'" style:font-pitch="variable" fo:font-size="18pt"/>
    </style:style>
    <style:style style:name="P4" style:family="paragraph">
      <style:paragraph-properties fo:text-align="center"/>
    </style:style>
    <style:style style:name="P5" style:family="paragraph">
      <style:paragraph-properties fo:margin-left="0.6cm" fo:margin-right="0cm" fo:text-indent="-0.6cm"/>
    </style:style>
    <style:style style:name="T1" style:family="text">
      <style:text-properties fo:color="#333333" fo:font-family="'Arial Black'"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armaa2" presentation:presentation-page-layout-name="AL1T1">
        <office:forms form:automatic-focus="false" form:apply-design-mode="false"/>
        <draw:custom-shape draw:style-name="gr1" draw:text-style-name="P1" draw:id="id1" draw:layer="layout" svg:width="4.576cm" svg:height="2.832cm" svg:x="2.301cm" svg:y="6.907cm">
          <text:p text:style-name="P1"><text:span text:style-name="T1">Hea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4.47cm" svg:height="2.064cm" svg:x="4.71cm" svg:y="15.013cm">
          <text:p text:style-name="P2">Squan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2" draw:layer="layout" svg:width="4.47cm" svg:height="2.064cm" svg:x="8.632cm" svg:y="7.291cm">
          <text:p text:style-name="P2">Squande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3" draw:layer="layout" svg:width="4.47cm" svg:height="2.064cm" svg:x="14.909cm" svg:y="7.291cm">
          <text:p text:style-name="P2">Kodkod</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4" draw:layer="layout" svg:width="4.47cm" svg:height="2.064cm" svg:x="21.187cm" svg:y="7.291cm">
          <text:p text:style-name="P2">SA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draw:type="curve" svg:x1="4.589cm" svg:y1="6.907cm" svg:x2="10.867cm" svg:y2="7.291cm" draw:start-shape="id1" draw:start-glue-point="0" draw:end-shape="id2" draw:end-glue-point="0" svg:d="m4589 6907c0-751 6278-943 6278 384">
          <text:p/>
        </draw:connector>
        <draw:connector draw:style-name="gr4" draw:text-style-name="P4" draw:layer="layout" draw:type="curve" svg:x1="10.867cm" svg:y1="7.291cm" svg:x2="17.144cm" svg:y2="7.291cm" draw:start-shape="id2" draw:start-glue-point="0" draw:end-shape="id3" svg:d="m10867 7291c0-751 6277-751 6277 0">
          <text:p/>
        </draw:connector>
        <draw:connector draw:style-name="gr4" draw:text-style-name="P4" draw:layer="layout" draw:type="curve" svg:x1="17.144cm" svg:y1="7.291cm" svg:x2="23.422cm" svg:y2="7.291cm" draw:start-shape="id3" draw:start-glue-point="0" draw:end-shape="id4" svg:d="m17144 7291c0-751 6278-751 6278 0">
          <text:p/>
        </draw:connector>
        <draw:connector draw:style-name="gr4" draw:text-style-name="P4" draw:layer="layout" draw:type="curve" svg:x1="23.422cm" svg:y1="9.355cm" svg:x2="17.144cm" svg:y2="9.355cm" draw:start-shape="id4" draw:start-glue-point="2" draw:end-shape="id3" draw:end-glue-point="2" svg:d="m23422 9355c0 1210-6278 1210-6278 0">
          <text:p/>
        </draw:connector>
        <draw:connector draw:style-name="gr4" draw:text-style-name="P4" draw:layer="layout" draw:type="curve" svg:x1="17.144cm" svg:y1="9.355cm" svg:x2="10.867cm" svg:y2="9.355cm" draw:start-shape="id3" draw:start-glue-point="2" draw:end-shape="id2" draw:end-glue-point="2" svg:d="m17144 9355c0 1210-6277 1210-6277 0">
          <text:p/>
        </draw:connector>
        <draw:connector draw:style-name="gr4" draw:text-style-name="P4" draw:layer="layout" draw:type="curve" svg:x1="10.867cm" svg:y1="9.355cm" svg:x2="4.589cm" svg:y2="9.739cm" draw:start-shape="id2" draw:end-shape="id1" draw:end-glue-point="2" svg:d="m10867 9355c0 1786-6278 1594-6278 384">
          <text:p/>
        </draw:connector>
        <draw:custom-shape draw:style-name="gr5" draw:text-style-name="P4" draw:layer="layout" svg:width="1.095cm" svg:height="0.987cm" svg:x="7.111cm" svg:y="5.082cm">
          <text:p text:style-name="P4">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095cm" svg:height="0.987cm" svg:x="13.412cm" svg:y="5.583cm">
          <text:p text:style-name="P4">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095cm" svg:height="0.987cm" svg:x="19.912cm" svg:y="5.583cm">
          <text:p text:style-name="P4">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095cm" svg:height="0.987cm" svg:x="19.913cm" svg:y="10.484cm">
          <text:p text:style-name="P4">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095cm" svg:height="0.987cm" svg:x="13.413cm" svg:y="10.484cm">
          <text:p text:style-name="P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095cm" svg:height="0.987cm" svg:x="7.112cm" svg:y="10.883cm">
          <text:p text:style-name="P4">6</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4.848cm" svg:height="11.135cm" svg:x="3.07cm" svg:y="2.257cm" draw:page-number="1" presentation:class="page"/>
          <draw:frame presentation:style-name="pr1" draw:text-style-name="P5"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radial" draw:cx="50%" draw:cy="50%" draw:start-color="#999999" draw:end-color="#ffffff" draw:start-intensity="100%" draw:end-intensity="1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text:enable-numbering="false"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visible"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Empty"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text:enable-numbering="false"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text:enable-numbering="true"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graphic-properties text:enable-numbering="true"/>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graphic-properties text:enable-numbering="true"/>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graphic-properties text:enable-numbering="true"/>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graphic-properties text:enable-numbering="true"/>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graphic-properties text:enable-numbering="true"/>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graphic-properties text:enable-numbering="true"/>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graphic-properties text:enable-numbering="true"/>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graphic-properties text:enable-numbering="true"/>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text:enable-numbering="false"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text:enable-numbering="false"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Empty"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2cm" svg:height="4.962cm" svg:x="1.977cm" svg:y="2.049cm" draw:page-number="1"/>
      <draw:page-thumbnail draw:layer="backgroundobjects" svg:width="6.612cm" svg:height="4.962cm" svg:x="1.977cm" svg:y="8.012cm"/>
      <draw:page-thumbnail draw:layer="backgroundobjects" svg:width="6.612cm" svg:height="4.962cm" svg:x="1.977cm" svg:y="13.975cm"/>
      <draw:page-thumbnail draw:layer="backgroundobjects" svg:width="6.612cm" svg:height="4.962cm" svg:x="11.544cm" svg:y="2.049cm"/>
      <draw:page-thumbnail draw:layer="backgroundobjects" svg:width="6.612cm" svg:height="4.962cm" svg:x="11.544cm" svg:y="8.012cm"/>
      <draw:page-thumbnail draw:layer="backgroundobjects" svg:width="6.612cm" svg:height="4.962cm" svg:x="11.544cm" svg:y="13.975cm"/>
      <draw:page-thumbnail draw:layer="backgroundobjects" svg:width="6.612cm" svg:height="4.962cm" svg:x="21.111cm" svg:y="2.049cm"/>
      <draw:page-thumbnail draw:layer="backgroundobjects" svg:width="6.612cm" svg:height="4.962cm" svg:x="21.111cm" svg:y="8.012cm"/>
      <draw:page-thumbnail draw:layer="backgroundobjects" svg:width="6.612cm" svg:height="4.962cm" svg:x="21.111cm" svg:y="13.975cm"/>
    </style:handout-master>
    <style:master-page style:name="harmaa2" style:page-layout-name="PM1" draw:style-name="Mdp1">
      <office:forms form:automatic-focus="false" form:apply-design-mode="false"/>
      <draw:frame presentation:style-name="Mpr1" draw:text-style-name="MP3" draw:layer="backgroundobjects" svg:width="25.191cm" svg:height="3.507cm" svg:x="1.399cm" svg:y="0.837cm" presentation:class="title">
        <draw:text-box>
          <text:p text:style-name="MP3">Muokkaa otsikon tekstimuotoa napsauttamalla</text:p>
        </draw:text-box>
      </draw:frame>
      <draw:frame presentation:style-name="Mpr2" draw:text-style-name="MP4" draw:layer="backgroundobjects" svg:width="25.191cm" svg:height="13.863cm" svg:x="1.399cm" svg:y="4.915cm" presentation:class="outline">
        <draw:text-box>
          <text:list text:style-name="ML3">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1cm" svg:height="0.5cm" svg:x="11.257cm" svg:y="20.505cm" presentation:class="date-time">
        <draw:text-box>
          <text:p text:style-name="MP1"><text:span text:style-name="MT2"><presentation:date-time/></text:span></text:p>
        </draw:text-box>
      </draw:frame>
      <draw:frame presentation:style-name="Mpr3" draw:text-style-name="MP13" draw:layer="backgroundobjects" svg:width="8.872cm" svg:height="0.5cm" svg:x="0.499cm" svg:y="20.505cm" presentation:class="footer">
        <draw:text-box>
          <text:p text:style-name="MP13"><text:span text:style-name="MT2"><presentation:footer/></text:span></text:p>
        </draw:text-box>
      </draw:frame>
      <draw:frame presentation:style-name="Mpr3" draw:text-style-name="MP2" draw:layer="backgroundobjects" svg:width="6.521cm" svg:height="0.5cm" svg:x="19.993cm" svg:y="20.5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creation-date>2010-09-17T12:05:21</meta:creation-date>
    <dc:language>fi-FI</dc:language>
    <meta:editing-cycles>3</meta:editing-cycles>
    <meta:editing-duration>PT00H20M49S</meta:editing-duration>
    <meta:initial-creator>Aleksandar Milicevic</meta:initial-creator>
    <dc:date>2010-09-17T13:12:11</dc:date>
    <dc:creator>Aleksandar Milicevic</dc:creator>
    <meta:document-statistic meta:object-count="43"/>
    <meta:user-defined meta:name="Info 1"/>
    <meta:user-defined meta:name="Info 2"/>
    <meta:user-defined meta:name="Info 3"/>
    <meta:user-defined meta:name="Info 4"/>
    <meta:template xlink:type="simple" xlink:actuate="onRequest" xlink:title="" xlink:href="file:///usr/lib/openoffice/basis3.2/share/template/en-US/presnt/Grey.otp"/>
  </office:meta>
</office:document-meta>
</file>